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dba64" officeooo:paragraph-rsid="001dba64"/>
    </style:style>
    <style:style style:name="T1" style:family="text">
      <style:text-properties officeooo:rsid="001aa8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aging Change</text:p>
      <text:list xml:id="list3106707689" text:style-name="L1">
        <text:list-item>
          <text:p text:style-name="P1">Why are changes managed in a project or product</text:p>
          <text:list>
            <text:list-item>
              <text:p text:style-name="P1">Primary: Manage how change in stakeholders needs drive changes to requirements</text:p>
            </text:list-item>
            <text:list-item>
              <text:p text:style-name="P1">Secondary: Manage configurations and versions of s<text:span text:style-name="T1">o</text:span>ftware releases</text:p>
            </text:list-item>
          </text:list>
        </text:list-item>
        <text:list-item>
          <text:p text:style-name="P1">Who approves changes to requirements</text:p>
          <text:list>
            <text:list-item>
              <text:p text:style-name="P1">In waterfall this is often done by a project manager or a steering group for the project</text:p>
            </text:list-item>
            <text:list-item>
              <text:p text:style-name="P1">In agile the Product Owner has the mandate to approve changes, by updating the product backlog</text:p>
            </text:list-item>
          </text:list>
        </text:list-item>
        <text:list-item>
          <text:p text:style-name="P1">What strategies can be used to reduce cost of rework due to requirements changes</text:p>
          <text:list>
            <text:list-item>
              <text:p text:style-name="P1">”Expect changes”: and use fx prototyping</text:p>
            </text:list-item>
            <text:list-item>
              <text:p text:style-name="P1">”Tolerance to changes”: design in a way where it is easy to deliver changes incrementally</text:p>
            </text:list-item>
          </text:list>
        </text:list-item>
        <text:list-item>
          <text:p text:style-name="P1">What can prototypes be used for?</text:p>
          <text:list>
            <text:list-item>
              <text:p text:style-name="P1">Validation from users that a part of the solution is ”fit for use”.</text:p>
            </text:list-item>
            <text:list-item>
              <text:p text:style-name="P2">Validation that it is this the user wants, e.g. before starting the programming</text:p>
            </text:list-item>
          </text:list>
        </text:list-item>
        <text:list-item>
          <text:p text:style-name="P1">What challenges are there to use prototypes?</text:p>
          <text:list>
            <text:list-item>
              <text:p text:style-name="P1">Users apply the prototype different from how they will work with the final system</text:p>
            </text:list-item>
            <text:list-item>
              <text:p text:style-name="P1">Those who test the prorotype are not or do not correspond to the ”real” end users</text:p>
            </text:list-item>
            <text:list-item>
              <text:p text:style-name="P1">Insufficient time to train users in the use of the prototype</text:p>
            </text:list-item>
          </text:list>
        </text:list-item>
        <text:list-item>
          <text:p text:style-name="P1">What are advantages from incremential development</text:p>
          <text:list>
            <text:list-item>
              <text:p text:style-name="P1">Customers can use early increments as prototypes, but the increment is not thrown away, rather it is extended</text:p>
            </text:list-item>
            <text:list-item>
              <text:p text:style-name="P1">Customers can realise value from what is delivered early</text:p>
            </text:list-item>
            <text:list-item>
              <text:p text:style-name="P1">It is easy to incorporate changes while the system is being developed</text:p>
            </text:list-item>
          </text:list>
        </text:list-item>
        <text:list-item>
          <text:p text:style-name="P1">What are disadvantages to incremential development</text:p>
          <text:list>
            <text:list-item>
              <text:p text:style-name="P1">Problematic when a complete system is replaced – impractical with a incomplete system together with the old system</text:p>
            </text:list-item>
            <text:list-item>
              <text:p text:style-name="P1">It can be difficult to define the shared base for the entire system, early in develpment</text:p>
            </text:list-item>
            <text:list-item>
              <text:p text:style-name="P1">Incremential/iterative approach develops and refines the requirements specification as we go – conflicts with contracts</text:p>
            </text:list-item>
          </text:list>
        </text:list-item>
        <text:list-item>
          <text:p text:style-name="P1">How are changes to versions and configurations of code and releases managed?</text:p>
          <text:list>
            <text:list-item>
              <text:p text:style-name="P1"><text:soft-page-break/>Configuration Managem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9:35:16.325537770</meta:creation-date>
    <dc:date>2019-01-05T19:48:14.101994431</dc:date>
    <meta:editing-duration>PT12M57S</meta:editing-duration>
    <meta:editing-cycles>5</meta:editing-cycles>
    <meta:generator>LibreOffice/6.1.4.2$Linux_X86_64 LibreOffice_project/10$Build-2</meta:generator>
    <meta:document-statistic meta:table-count="0" meta:image-count="0" meta:object-count="0" meta:page-count="2" meta:paragraph-count="27" meta:word-count="321" meta:character-count="1857" meta:non-whitespace-character-count="1587"/>
  </office:meta>
</office:document-meta>
</file>